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05cm" svg:stroke-color="#ff3333" draw:marker-start-width="0.355cm" draw:marker-end="Arrow" draw:marker-end-width="0.455cm" svg:stroke-opacity="50%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T1" style:family="text">
      <style:text-properties style:text-position="-1% 5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cm" svg:height="1cm" svg:x="5.251cm" svg:y="5cm">
          <text:p text:style-name="P1">1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5cm" svg:height="1cm" svg:x="4cm" svg:y="7cm">
          <text:p text:style-name="P1">2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5cm" svg:height="1cm" svg:x="6.5cm" svg:y="7cm">
          <text:p text:style-name="P1">2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5cm" svg:height="1cm" svg:x="9cm" svg:y="5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1.5cm" svg:height="1cm" svg:x="9cm" svg:y="7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5cm" svg:height="1cm" svg:x="9cm" svg:y="9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5cm" svg:height="1cm" svg:x="5.251cm" svg:y="9cm">
          <text:p text:style-name="P1">3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.001cm" svg:y1="6cm" svg:x2="4.75cm" svg:y2="7cm" draw:start-shape="id1" draw:start-glue-point="2" draw:end-shape="id2" draw:end-glue-point="0" svg:d="M6001 6000l-1251 1000" svg:viewBox="0 0 1252 1001">
          <text:p/>
        </draw:connector>
        <draw:connector draw:style-name="gr2" draw:text-style-name="P2" draw:layer="layout" draw:type="line" svg:x1="6.001cm" svg:y1="6cm" svg:x2="7.25cm" svg:y2="7cm" draw:start-shape="id1" draw:start-glue-point="2" draw:end-shape="id3" draw:end-glue-point="0" svg:d="M6001 6000l1249 1000" svg:viewBox="0 0 1250 1001">
          <text:p/>
        </draw:connector>
        <draw:connector draw:style-name="gr2" draw:text-style-name="P2" draw:layer="layout" draw:type="line" svg:x1="7.25cm" svg:y1="8cm" svg:x2="6.001cm" svg:y2="9cm" draw:start-shape="id3" draw:start-glue-point="2" draw:end-shape="id4" draw:end-glue-point="0" svg:d="M7250 8000l-1249 1000" svg:viewBox="0 0 1250 1001">
          <text:p/>
        </draw:connector>
        <draw:connector draw:style-name="gr2" draw:text-style-name="P2" draw:layer="layout" draw:type="line" svg:x1="4.75cm" svg:y1="8cm" svg:x2="6.001cm" svg:y2="9cm" draw:start-shape="id2" draw:start-glue-point="2" draw:end-shape="id4" draw:end-glue-point="0" svg:d="M4750 8000l1251 1000" svg:viewBox="0 0 1252 1001">
          <text:p/>
        </draw:connector>
        <draw:connector draw:style-name="gr2" draw:text-style-name="P2" draw:layer="layout" draw:type="line" svg:x1="9.75cm" svg:y1="6cm" svg:x2="9.75cm" svg:y2="7cm" draw:start-shape="id5" draw:start-glue-point="2" draw:end-shape="id6" draw:end-glue-point="0" svg:d="M9750 6000v1000" svg:viewBox="0 0 1 1001">
          <text:p/>
        </draw:connector>
        <draw:connector draw:style-name="gr2" draw:text-style-name="P2" draw:layer="layout" draw:type="line" svg:x1="9.75cm" svg:y1="8cm" svg:x2="9.75cm" svg:y2="9cm" draw:start-shape="id6" draw:start-glue-point="2" draw:end-shape="id7" svg:d="M9750 8000v1000" svg:viewBox="0 0 1 1001">
          <text:p/>
        </draw:connector>
        <draw:connector draw:style-name="gr3" draw:text-style-name="P2" draw:layer="layout" draw:type="lines" svg:x1="10.4cm" svg:y1="4.2cm" svg:x2="10.35cm" svg:y2="11cm" draw:end-shape="id8" draw:end-glue-point="0" svg:d="M10400 4200l-50 6300v500" svg:viewBox="0 0 51 6801">
          <text:p/>
        </draw:connector>
        <draw:custom-shape draw:style-name="gr4" draw:text-style-name="P3" xml:id="id8" draw:id="id8" draw:layer="layout" svg:width="0.3cm" svg:height="0.1cm" svg:x="10.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s" svg:x1="5.999cm" svg:y1="4.3cm" svg:x2="5.999cm" svg:y2="7.3cm" svg:d="M5999 4300v3000" svg:viewBox="0 0 1 3001">
          <text:p/>
        </draw:connector>
        <draw:connector draw:style-name="gr3" draw:text-style-name="P2" draw:layer="layout" draw:type="lines" svg:x1="5.972cm" svg:y1="8.002cm" svg:x2="5.972cm" svg:y2="11.002cm" svg:d="M5972 8002v3000" svg:viewBox="0 0 1 3001">
          <text:p/>
        </draw:connector>
        <draw:connector draw:style-name="gr3" draw:text-style-name="P2" draw:layer="layout" draw:type="lines" svg:x1="4.189cm" svg:y1="6.483cm" svg:x2="4.189cm" svg:y2="8.983cm" svg:d="M4189 6483v2500" svg:viewBox="0 0 1 2501">
          <text:p/>
        </draw:connector>
        <draw:connector draw:style-name="gr3" draw:text-style-name="P2" draw:layer="layout" draw:type="lines" svg:x1="7.789cm" svg:y1="6.471cm" svg:x2="7.789cm" svg:y2="8.971cm" svg:d="M7789 6471v2500" svg:viewBox="0 0 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6-01-05T00:14:55.008554749</meta:creation-date>
    <dc:date>2016-01-05T00:49:48.270443035</dc:date>
    <dc:creator>james </dc:creator>
    <meta:editing-duration>PT29M14S</meta:editing-duration>
    <meta:editing-cycles>4</meta:editing-cycles>
    <meta:generator>LibreOffice/5.0.4.2$Linux_X86_64 LibreOffice_project/00$Build-2</meta:generator>
    <meta:document-statistic meta:object-count="19"/>
  </office:meta>
</office:document-meta>
</file>